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02f688"/>
    </style:style>
    <style:style style:name="P2" style:family="paragraph" style:parent-style-name="Standard">
      <style:text-properties fo:color="#000000" fo:font-size="14pt" officeooo:rsid="0002f688" officeooo:paragraph-rsid="0002f688" style:font-size-asian="14pt" style:font-size-complex="14pt"/>
    </style:style>
    <style:style style:name="P3" style:family="paragraph" style:parent-style-name="Standard">
      <style:text-properties fo:color="#000000" fo:font-size="14pt" fo:font-weight="bold" officeooo:rsid="000a9a24" officeooo:paragraph-rsid="000a9a24" style:font-size-asian="12.25pt" style:font-weight-asian="bold" style:font-size-complex="14pt" style:font-weight-complex="bold"/>
    </style:style>
    <style:style style:name="P4" style:family="paragraph" style:parent-style-name="Standard">
      <style:text-properties fo:color="#000000" fo:font-size="14pt" fo:font-weight="normal" officeooo:rsid="0007ab8f" officeooo:paragraph-rsid="0007ab8f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fo:font-size="14pt" fo:font-weight="normal" officeooo:rsid="0009f22e" officeooo:paragraph-rsid="0009f22e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color="#000000" fo:font-size="14pt" fo:font-weight="normal" officeooo:rsid="000a9a24" officeooo:paragraph-rsid="000a9a24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color="#000000" fo:font-size="13pt" fo:font-weight="normal" officeooo:rsid="0006327f" officeooo:paragraph-rsid="0006327f" style:font-size-asian="13pt" style:font-weight-asian="normal" style:font-size-complex="13pt" style:font-weight-complex="normal"/>
    </style:style>
    <style:style style:name="P8" style:family="paragraph" style:parent-style-name="Standard">
      <style:text-properties fo:color="#000000" fo:font-size="13pt" fo:font-weight="normal" officeooo:rsid="0008687c" officeooo:paragraph-rsid="0008687c" style:font-size-asian="13pt" style:font-weight-asian="normal" style:font-size-complex="13pt" style:font-weight-complex="normal"/>
    </style:style>
    <style:style style:name="P9" style:family="paragraph" style:parent-style-name="Standard">
      <style:text-properties fo:color="#000000" style:font-name="Liberation Serif" fo:font-size="14pt" fo:font-weight="normal" officeooo:rsid="0009f22e" officeooo:paragraph-rsid="0009f22e" style:font-size-asian="14pt" style:font-weight-asian="normal" style:font-size-complex="14pt" style:font-weight-complex="normal"/>
    </style:style>
    <style:style style:name="P10" style:family="paragraph" style:parent-style-name="Standard">
      <style:text-properties officeooo:paragraph-rsid="0002f688"/>
    </style:style>
    <style:style style:name="P11" style:family="paragraph" style:parent-style-name="Standard">
      <style:text-properties fo:font-size="14pt" fo:font-weight="bold" officeooo:rsid="00003cfe" officeooo:paragraph-rsid="00003cfe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officeooo:rsid="00003cfe" officeooo:paragraph-rsid="00003cfe" style:font-size-asian="14pt" style:font-size-complex="14pt"/>
    </style:style>
    <style:style style:name="P13" style:family="paragraph" style:parent-style-name="Standard">
      <style:text-properties fo:font-size="12pt" officeooo:rsid="00003cfe" officeooo:paragraph-rsid="00003cfe" style:font-size-asian="12pt" style:font-size-complex="12pt"/>
    </style:style>
    <style:style style:name="P14" style:family="paragraph" style:parent-style-name="Standard">
      <style:text-properties fo:font-size="12pt" officeooo:paragraph-rsid="0001c40b" style:font-size-asian="12pt" style:font-size-complex="12pt"/>
    </style:style>
    <style:style style:name="P15" style:family="paragraph" style:parent-style-name="Standard">
      <style:text-properties fo:font-size="12pt" officeooo:rsid="0001c40b" officeooo:paragraph-rsid="0001c40b" style:font-size-asian="12pt" style:font-size-complex="12pt"/>
    </style:style>
    <style:style style:name="P16" style:family="paragraph" style:parent-style-name="Standard">
      <style:text-properties style:font-name="Liberation Serif" fo:font-size="14pt" fo:font-weight="bold" officeooo:rsid="00003cfe" officeooo:paragraph-rsid="00003cfe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Liberation Serif" fo:font-size="14pt" officeooo:rsid="0001c40b" officeooo:paragraph-rsid="0001c40b" style:font-size-asian="14pt" style:font-size-complex="14pt"/>
    </style:style>
    <style:style style:name="P18" style:family="paragraph" style:parent-style-name="Standard">
      <style:text-properties style:font-name="Liberation Serif" fo:font-size="14pt" officeooo:rsid="00003cfe" officeooo:paragraph-rsid="00003cfe" style:font-size-asian="14pt" style:font-size-complex="14pt"/>
    </style:style>
    <style:style style:name="P19" style:family="paragraph" style:parent-style-name="Standard">
      <style:text-properties style:font-name="Liberation Serif" fo:font-size="12pt" officeooo:rsid="00003cfe" officeooo:paragraph-rsid="00003cfe" style:font-size-asian="12pt" style:font-size-complex="12pt"/>
    </style:style>
    <style:style style:name="P20" style:family="paragraph" style:parent-style-name="Standard">
      <style:text-properties fo:font-variant="normal" fo:text-transform="none" fo:color="#6a737d" style:font-name="SFMono-Regular" fo:font-size="12pt" fo:letter-spacing="normal" fo:font-style="normal" fo:font-weight="normal" officeooo:rsid="0001c40b" officeooo:paragraph-rsid="0001c40b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SFMono-Regular" fo:font-size="12pt" fo:letter-spacing="normal" fo:font-style="normal" fo:font-weight="normal" officeooo:rsid="0001c40b" officeooo:paragraph-rsid="0001c40b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SFMono-Regular" fo:font-size="12pt" fo:letter-spacing="normal" fo:font-style="normal" fo:font-weight="normal" officeooo:rsid="0002f688" officeooo:paragraph-rsid="0002f688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SFMono-Regular" fo:font-size="12pt" fo:letter-spacing="normal" fo:font-style="normal" fo:font-weight="normal" officeooo:rsid="0005ad70" officeooo:paragraph-rsid="0006327f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000000" style:font-name="SFMono-Regular" fo:font-size="12pt" fo:letter-spacing="normal" fo:font-style="normal" fo:font-weight="normal" officeooo:rsid="0005ad70" officeooo:paragraph-rsid="0005ad70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000000" style:font-name="SFMono-Regular" fo:font-size="12pt" fo:letter-spacing="normal" fo:font-style="normal" fo:font-weight="normal" officeooo:rsid="0006327f" officeooo:paragraph-rsid="0006327f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style:font-name="SFMono-Regular" fo:font-size="12pt" fo:letter-spacing="normal" fo:font-style="normal" fo:font-weight="normal" officeooo:rsid="0007ab8f" officeooo:paragraph-rsid="0007ab8f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style:font-name="SFMono-Regular" fo:font-size="12pt" fo:letter-spacing="normal" fo:font-style="normal" fo:font-weight="normal" officeooo:rsid="000c56cf" officeooo:paragraph-rsid="000c56cf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style:font-name="SFMono-Regular" fo:font-size="12pt" fo:letter-spacing="normal" fo:font-style="normal" fo:font-weight="normal" officeooo:rsid="0008687c" officeooo:paragraph-rsid="0008687c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SFMono-Regular" fo:font-size="12pt" fo:letter-spacing="normal" fo:font-style="normal" fo:font-weight="normal" officeooo:rsid="00090669" officeooo:paragraph-rsid="00090669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SFMono-Regular" fo:font-size="12pt" fo:letter-spacing="normal" fo:font-style="normal" fo:font-weight="normal" officeooo:rsid="0009f22e" officeooo:paragraph-rsid="0009f22e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SFMono-Regular" fo:font-size="12pt" fo:letter-spacing="normal" fo:font-style="normal" fo:font-weight="normal" officeooo:rsid="000cf8ac" officeooo:paragraph-rsid="000cf8ac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style:font-name="SFMono-Regular" fo:font-size="12pt" fo:letter-spacing="normal" fo:font-style="normal" fo:font-weight="normal" officeooo:rsid="0006327f" officeooo:paragraph-rsid="0006327f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SFMono-Regular" fo:font-size="10pt" fo:letter-spacing="normal" fo:font-style="normal" fo:font-weight="normal" officeooo:rsid="0001c40b" officeooo:paragraph-rsid="0001c40b" style:font-size-asian="10pt" style:font-size-complex="10pt"/>
    </style:style>
    <style:style style:name="P34" style:family="paragraph" style:parent-style-name="Standard">
      <style:text-properties fo:font-variant="normal" fo:text-transform="none" fo:color="#000000" style:font-name="SFMono-Regular" fo:font-size="14pt" fo:letter-spacing="normal" fo:font-style="normal" fo:font-weight="bold" officeooo:rsid="0005ad70" officeooo:paragraph-rsid="0006327f" style:font-size-asian="14pt" style:font-weight-asian="bold" style:font-size-complex="14pt" style:font-weight-complex="bold"/>
    </style:style>
    <style:style style:name="P35" style:family="paragraph" style:parent-style-name="Standard">
      <style:text-properties fo:font-variant="normal" fo:text-transform="none" fo:color="#000000" style:font-name="SFMono-Regular" fo:font-size="14pt" fo:letter-spacing="normal" fo:font-style="normal" fo:font-weight="bold" officeooo:rsid="00090669" officeooo:paragraph-rsid="00090669" style:font-size-asian="14pt" style:font-weight-asian="bold" style:font-size-complex="14pt" style:font-weight-complex="bold"/>
    </style:style>
    <style:style style:name="P36" style:family="paragraph" style:parent-style-name="Standard">
      <style:text-properties fo:font-variant="normal" fo:text-transform="none" fo:color="#000000" style:font-name="SFMono-Regular" fo:font-size="14pt" fo:letter-spacing="normal" fo:font-style="normal" fo:font-weight="bold" officeooo:rsid="000cf8ac" officeooo:paragraph-rsid="000cf8ac" style:font-size-asian="14pt" style:font-weight-asian="bold" style:font-size-complex="14pt" style:font-weight-complex="bold"/>
    </style:style>
    <style:style style:name="P37" style:family="paragraph" style:parent-style-name="Standard">
      <style:text-properties fo:font-variant="normal" fo:text-transform="none" fo:color="#000000" style:font-name="SFMono-Regular" fo:font-size="14pt" fo:letter-spacing="normal" fo:font-style="normal" fo:font-weight="bold" officeooo:rsid="0006327f" officeooo:paragraph-rsid="0006327f" style:font-size-asian="12.25pt" style:font-weight-asian="bold" style:font-size-complex="14pt" style:font-weight-complex="bold"/>
    </style:style>
    <style:style style:name="P38" style:family="paragraph" style:parent-style-name="Standard">
      <style:text-properties fo:font-variant="normal" fo:text-transform="none" fo:color="#000000" style:font-name="SFMono-Regular" fo:font-size="14pt" fo:letter-spacing="normal" fo:font-style="normal" fo:font-weight="bold" officeooo:rsid="0007ab8f" officeooo:paragraph-rsid="0007ab8f" style:font-size-asian="12.25pt" style:font-weight-asian="bold" style:font-size-complex="14pt" style:font-weight-complex="bold"/>
    </style:style>
    <style:style style:name="P39" style:family="paragraph" style:parent-style-name="Standard">
      <style:text-properties fo:font-variant="normal" fo:text-transform="none" fo:color="#000000" style:font-name="SFMono-Regular" fo:font-size="14pt" fo:letter-spacing="normal" fo:font-style="normal" fo:font-weight="bold" officeooo:rsid="000c56cf" officeooo:paragraph-rsid="000c56cf" style:font-size-asian="12.25pt" style:font-weight-asian="bold" style:font-size-complex="14pt" style:font-weight-complex="bold"/>
    </style:style>
    <style:style style:name="P40" style:family="paragraph" style:parent-style-name="Standard">
      <style:text-properties fo:font-variant="normal" fo:text-transform="none" fo:color="#000000" style:font-name="SFMono-Regular" fo:font-size="14pt" fo:letter-spacing="normal" fo:font-style="normal" fo:font-weight="bold" officeooo:rsid="0009f22e" officeooo:paragraph-rsid="0009f22e" style:font-size-asian="12.25pt" style:font-weight-asian="bold" style:font-size-complex="14pt" style:font-weight-complex="bold"/>
    </style:style>
    <style:style style:name="P41" style:family="paragraph" style:parent-style-name="Standard">
      <style:text-properties fo:font-variant="normal" fo:text-transform="none" fo:color="#000000" style:font-name="SFMono-Regular" fo:font-size="14pt" fo:letter-spacing="normal" fo:font-style="normal" fo:font-weight="normal" officeooo:rsid="0007ab8f" officeooo:paragraph-rsid="0007ab8f" style:font-size-asian="14pt" style:font-weight-asian="normal" style:font-size-complex="14pt" style:font-weight-complex="normal"/>
    </style:style>
    <style:style style:name="P42" style:family="paragraph" style:parent-style-name="Standard">
      <style:text-properties fo:font-variant="normal" fo:text-transform="none" fo:color="#000000" style:font-name="SFMono-Regular" fo:font-size="14pt" fo:letter-spacing="normal" fo:font-style="normal" fo:font-weight="normal" officeooo:rsid="0008687c" officeooo:paragraph-rsid="0008687c" style:font-size-asian="14pt" style:font-weight-asian="normal" style:font-size-complex="14pt" style:font-weight-complex="normal"/>
    </style:style>
    <style:style style:name="P43" style:family="paragraph" style:parent-style-name="Standard">
      <style:text-properties fo:font-variant="normal" fo:text-transform="none" fo:color="#000000" style:font-name="SFMono-Regular" fo:font-size="14pt" fo:letter-spacing="normal" fo:font-style="normal" fo:font-weight="normal" officeooo:rsid="000cf8ac" officeooo:paragraph-rsid="000cf8ac" style:font-size-asian="14pt" style:font-weight-asian="normal" style:font-size-complex="14pt" style:font-weight-complex="normal"/>
    </style:style>
    <style:style style:name="P44" style:family="paragraph" style:parent-style-name="Standard">
      <style:text-properties fo:font-variant="normal" fo:text-transform="none" fo:color="#000000" style:font-name="SFMono-Regular" fo:font-size="14pt" fo:letter-spacing="normal" fo:font-style="normal" fo:font-weight="normal" officeooo:rsid="00090669" officeooo:paragraph-rsid="00090669" style:font-size-asian="12.25pt" style:font-weight-asian="normal" style:font-size-complex="14pt" style:font-weight-complex="normal"/>
    </style:style>
    <style:style style:name="P45" style:family="paragraph" style:parent-style-name="Standard">
      <style:text-properties fo:font-variant="normal" fo:text-transform="none" fo:color="#000000" style:font-name="SFMono-Regular" fo:font-size="13pt" fo:letter-spacing="normal" fo:font-style="normal" fo:font-weight="normal" officeooo:rsid="0006327f" officeooo:paragraph-rsid="0006327f" style:font-size-asian="13pt" style:font-weight-asian="normal" style:font-size-complex="13pt" style:font-weight-complex="normal"/>
    </style:style>
    <style:style style:name="P46" style:family="paragraph" style:parent-style-name="Standard">
      <style:text-properties fo:font-variant="normal" fo:text-transform="none" fo:color="#000000" style:font-name="SFMono-Regular" fo:font-size="13pt" fo:letter-spacing="normal" fo:font-style="normal" fo:font-weight="normal" officeooo:rsid="0008687c" officeooo:paragraph-rsid="0008687c" style:font-size-asian="13pt" style:font-weight-asian="normal" style:font-size-complex="13pt" style:font-weight-complex="normal"/>
    </style:style>
    <style:style style:name="P47" style:family="paragraph" style:parent-style-name="Standard">
      <style:text-properties fo:font-variant="normal" fo:text-transform="none" fo:color="#000000" style:font-name="SFMono-Regular" fo:font-size="6pt" fo:letter-spacing="normal" fo:font-style="normal" fo:font-weight="normal" officeooo:rsid="0006327f" officeooo:paragraph-rsid="0006327f" style:font-size-asian="5.25pt" style:font-weight-asian="normal" style:font-size-complex="6pt" style:font-weight-complex="normal"/>
    </style:style>
    <style:style style:name="P48" style:family="paragraph" style:parent-style-name="Standard">
      <style:text-properties fo:font-variant="normal" fo:text-transform="none" fo:color="#000000" style:font-name="SFMono-Regular" fo:font-size="11pt" fo:letter-spacing="normal" fo:font-style="normal" fo:font-weight="normal" officeooo:rsid="0007ab8f" officeooo:paragraph-rsid="0007ab8f" style:font-size-asian="9.60000038146973pt" style:font-weight-asian="normal" style:font-size-complex="11pt" style:font-weight-complex="normal"/>
    </style:style>
    <style:style style:name="P49" style:family="paragraph" style:parent-style-name="Standard">
      <style:text-properties style:font-name="Liberation Serif" fo:font-size="14pt" officeooo:rsid="0001c40b" officeooo:paragraph-rsid="0001c40b" style:font-size-asian="14pt" style:font-size-complex="14pt"/>
    </style:style>
    <style:style style:name="P50" style:family="paragraph" style:parent-style-name="Standard">
      <style:paragraph-properties fo:break-before="page"/>
      <style:text-properties fo:font-variant="normal" fo:text-transform="none" fo:color="#000000" style:font-name="SFMono-Regular" fo:font-size="11pt" fo:letter-spacing="normal" fo:font-style="normal" fo:font-weight="normal" officeooo:rsid="0002f688" officeooo:paragraph-rsid="0002f688" style:font-size-asian="11pt" style:font-size-complex="11pt"/>
    </style:style>
    <style:style style:name="T1" style:family="text">
      <style:text-properties officeooo:rsid="00003cfe"/>
    </style:style>
    <style:style style:name="T2" style:family="text">
      <style:text-properties fo:font-size="18pt" officeooo:rsid="00003cfe" style:font-size-asian="18pt" style:font-size-complex="18pt"/>
    </style:style>
    <style:style style:name="T3" style:family="text">
      <style:text-properties fo:font-variant="normal" fo:text-transform="none" fo:color="#24292e" style:font-name="SFMono-Regular" fo:letter-spacing="normal" fo:font-style="normal" fo:font-weight="normal"/>
    </style:style>
    <style:style style:name="T4" style:family="text">
      <style:text-properties fo:font-variant="normal" fo:text-transform="none" fo:color="#24292e" style:font-name="SFMono-Regular" fo:letter-spacing="normal" fo:font-style="normal" fo:font-weight="normal" officeooo:rsid="0001c40b"/>
    </style:style>
    <style:style style:name="T5" style:family="text">
      <style:text-properties fo:font-variant="normal" fo:text-transform="none" fo:color="#d73a49" style:font-name="SFMono-Regular" fo:letter-spacing="normal" fo:font-style="normal" fo:font-weight="normal"/>
    </style:style>
    <style:style style:name="T6" style:family="text">
      <style:text-properties fo:font-variant="normal" fo:text-transform="none" fo:color="#d73a49" style:font-name="SFMono-Regular" fo:letter-spacing="normal" fo:font-style="normal" fo:font-weight="normal" officeooo:rsid="0001c40b"/>
    </style:style>
    <style:style style:name="T7" style:family="text">
      <style:text-properties fo:font-variant="normal" fo:text-transform="none" fo:color="#005cc5" style:font-name="SFMono-Regular" fo:letter-spacing="normal" fo:font-style="normal" fo:font-weight="normal"/>
    </style:style>
    <style:style style:name="T8" style:family="text">
      <style:text-properties fo:font-variant="normal" fo:text-transform="none" fo:color="#005cc5" style:font-name="SFMono-Regular" fo:letter-spacing="normal" fo:font-style="normal" fo:font-weight="normal" officeooo:rsid="0001c40b"/>
    </style:style>
    <style:style style:name="T9" style:family="text">
      <style:text-properties fo:font-variant="normal" fo:text-transform="none" fo:color="#032f62" style:font-name="SFMono-Regular" fo:letter-spacing="normal" fo:font-style="normal" fo:font-weight="normal"/>
    </style:style>
    <style:style style:name="T10" style:family="text">
      <style:text-properties fo:font-variant="normal" fo:text-transform="none" style:font-name="SFMono-Regular" fo:letter-spacing="normal" fo:font-style="normal"/>
    </style:style>
    <style:style style:name="T11" style:family="text">
      <style:text-properties fo:font-variant="normal" fo:text-transform="none" style:font-name="SFMono-Regular" fo:letter-spacing="normal" fo:font-style="normal" fo:font-weight="normal"/>
    </style:style>
    <style:style style:name="T12" style:family="text">
      <style:text-properties fo:font-variant="normal" fo:text-transform="none" style:font-name="SFMono-Regular" fo:letter-spacing="normal" fo:font-style="normal" fo:font-weight="normal" officeooo:rsid="0005ad70"/>
    </style:style>
    <style:style style:name="T13" style:family="text">
      <style:text-properties fo:font-variant="normal" fo:text-transform="none" style:font-name="SFMono-Regular" fo:letter-spacing="normal" fo:font-style="normal" officeooo:rsid="0007ab8f"/>
    </style:style>
    <style:style style:name="T14" style:family="text">
      <style:text-properties fo:font-variant="normal" fo:text-transform="none" style:font-name="SFMono-Regular" fo:letter-spacing="normal" fo:font-style="normal" officeooo:rsid="00090669"/>
    </style:style>
    <style:style style:name="T15" style:family="text">
      <style:text-properties fo:font-variant="normal" fo:text-transform="none" style:font-name="SFMono-Regular" fo:letter-spacing="normal" fo:font-style="normal" officeooo:rsid="001aacd8"/>
    </style:style>
    <style:style style:name="T16" style:family="text">
      <style:text-properties fo:font-variant="normal" fo:text-transform="none" style:font-name="SFMono-Regular" fo:font-size="13pt" fo:letter-spacing="normal" fo:font-style="normal" style:font-size-asian="11.3500003814697pt" style:font-size-complex="13pt"/>
    </style:style>
    <style:style style:name="T17" style:family="text">
      <style:text-properties fo:font-variant="normal" fo:text-transform="none" fo:color="#000000" style:font-name="SFMono-Regular" fo:font-size="13pt" fo:letter-spacing="normal" fo:font-style="normal" fo:font-weight="normal" officeooo:rsid="0001c40b" style:font-size-asian="13pt" style:font-size-complex="13pt"/>
    </style:style>
    <style:style style:name="T18" style:family="text">
      <style:text-properties fo:font-variant="normal" fo:text-transform="none" fo:color="#000000" style:font-name="SFMono-Regular" fo:font-size="13pt" fo:letter-spacing="normal" fo:font-style="normal" fo:font-weight="normal" officeooo:rsid="0002f688" style:font-size-asian="13pt" style:font-size-complex="13pt"/>
    </style:style>
    <style:style style:name="T19" style:family="text">
      <style:text-properties officeooo:rsid="0001c40b"/>
    </style:style>
    <style:style style:name="T20" style:family="text">
      <style:text-properties officeooo:rsid="000a9a24"/>
    </style:style>
    <style:style style:name="T21" style:family="text">
      <style:text-properties officeooo:rsid="001aac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OGRAM WITH PYTHON(4BCS10<text:span text:style-name="T21">5</text:span>)</text:p>
      <text:p text:style-name="P12"/>
      <text:p text:style-name="P17">PROGRAM <text:s/>1</text:p>
      <text:p text:style-name="P18"/>
      <text:p text:style-name="P19"><text:span text:style-name="T19">#</text:span>Pro<text:span text:style-name="T21">g</text:span>ram for printing name</text:p>
      <text:p text:style-name="P19">print("sandeep")</text:p>
      <text:p text:style-name="P19">print("cmr university")</text:p>
      <text:p text:style-name="P19">print("chagallatti")</text:p>
      <text:p text:style-name="P19">print("main road baglur")</text:p>
      <text:p text:style-name="P18"/>
      <text:p text:style-name="P16">OUT PUT :</text:p>
      <text:p text:style-name="P19">sandeep</text:p>
      <text:p text:style-name="P19">cmr university</text:p>
      <text:p text:style-name="P19">chagallatti</text:p>
      <text:p text:style-name="P19">main road baglur</text:p>
      <text:p text:style-name="P19"/>
      <text:p text:style-name="P17">PROGRAM <text:s/>2</text:p>
      <text:p text:style-name="P19"><text:span text:style-name="T19">#</text:span>Program for addition</text:p>
      <text:p text:style-name="P13"><text:span text:style-name="T3">a</text:span><text:span text:style-name="T5">=</text:span><text:span text:style-name="T7">25</text:span></text:p>
      <text:p text:style-name="P13"><text:span text:style-name="T3">b</text:span><text:span text:style-name="T5">=</text:span><text:span text:style-name="T7">50</text:span></text:p>
      <text:p text:style-name="P13"><text:span text:style-name="T7">print</text:span><text:span text:style-name="T3">(</text:span><text:span text:style-name="T9">"value of a"</text:span><text:span text:style-name="T3">)</text:span></text:p>
      <text:p text:style-name="P14"><text:span text:style-name="T8">print</text:span><text:span text:style-name="T4">(a)</text:span><text:span text:style-name="T7">print</text:span><text:span text:style-name="T3">(</text:span><text:span text:style-name="T9">"value of b"</text:span><text:span text:style-name="T3">)</text:span></text:p>
      <text:p text:style-name="P14"><text:span text:style-name="T8">print</text:span><text:span text:style-name="T4">(b)</text:span></text:p>
      <text:p text:style-name="P14"><text:span text:style-name="T4">c</text:span><text:span text:style-name="T6">=</text:span><text:span text:style-name="T4">a</text:span><text:span text:style-name="T6">+</text:span><text:span text:style-name="T4">b</text:span></text:p>
      <text:p text:style-name="P15"><text:span text:style-name="T7">print</text:span><text:span text:style-name="T3">(</text:span><text:span text:style-name="T9">"value of c"</text:span><text:span text:style-name="T3">)</text:span></text:p>
      <text:p text:style-name="P15"><text:span text:style-name="T7">print</text:span><text:span text:style-name="T3">(c)</text:span></text:p>
      <text:p text:style-name="P20"/>
      <text:p text:style-name="P21">OUT PUT:</text:p>
      <text:p text:style-name="P21">value of a</text:p>
      <text:p text:style-name="P21">25</text:p>
      <text:p text:style-name="P21">value of b</text:p>
      <text:p text:style-name="P21">50</text:p>
      <text:p text:style-name="P21">value of c</text:p>
      <text:p text:style-name="P21">75</text:p>
      <text:p text:style-name="P33"/>
      <text:p text:style-name="P10"><text:span text:style-name="T17">P</text:span><text:span text:style-name="T18">ROGRAM <text:s/>3:</text:span></text:p>
      <text:p text:style-name="P2"><text:span text:style-name="T11">#program for </text:span><text:span text:style-name="T12">substraction</text:span></text:p>
      <text:p text:style-name="P22">#printing values</text:p>
      <text:p text:style-name="P22">a=100</text:p>
      <text:p text:style-name="P22">b=20</text:p>
      <text:p text:style-name="P22">c=10</text:p>
      <text:p text:style-name="P22">print("value of a")</text:p>
      <text:p text:style-name="P22">print(a)</text:p>
      <text:p text:style-name="P22">print("value of b")</text:p>
      <text:p text:style-name="P22">print(b)</text:p>
      <text:p text:style-name="P22">print("value of c")</text:p>
      <text:p text:style-name="P22">print(c)</text:p>
      <text:p text:style-name="P22">d=a-b-c</text:p>
      <text:p text:style-name="P22">print("result",d)</text:p>
      <text:p text:style-name="P22">print("substraction of a,b and c result")</text:p>
      <text:p text:style-name="P22"><text:soft-page-break/>print("substraction of a,b,c is" ,d) </text:p>
      <text:p text:style-name="P22">print("substraction of ",a,b,"and",c,"is",d)</text:p>
      <text:p text:style-name="P22"/>
      <text:p text:style-name="P34">OUTPUT:</text:p>
      <text:p text:style-name="P23">value of a</text:p>
      <text:p text:style-name="P24">100</text:p>
      <text:p text:style-name="P24">value of b</text:p>
      <text:p text:style-name="P24">20</text:p>
      <text:p text:style-name="P24">value of c</text:p>
      <text:p text:style-name="P24">10</text:p>
      <text:p text:style-name="P24">result 70</text:p>
      <text:p text:style-name="P24">substraction of a,b and c result</text:p>
      <text:p text:style-name="P24">substraction of a,b,c is 70</text:p>
      <text:p text:style-name="P24">substraction of <text:s/>100 20 and 10 is 70</text:p>
      <text:p text:style-name="P24"/>
      <text:p text:style-name="P7"><text:span text:style-name="T10">PROGRAM </text:span><text:span text:style-name="T13">4</text:span></text:p>
      <text:p text:style-name="P45">#Program for mathematical operations</text:p>
      <text:p text:style-name="P47"/>
      <text:p text:style-name="P25">x=int(input("enter a number:"))</text:p>
      <text:p text:style-name="P25"/>
      <text:p text:style-name="P25">y=int(input("enter another number:"))</text:p>
      <text:p text:style-name="P25"/>
      <text:p text:style-name="P25">print(x,"+",y,"=",x+y)</text:p>
      <text:p text:style-name="P25">print(x,"-",y,"=",x-y)</text:p>
      <text:p text:style-name="P25">print(x,"*",y,"=",x*y)</text:p>
      <text:p text:style-name="P25">print(x,"/",y,"=",x/y)</text:p>
      <text:p text:style-name="P25">print(x,"%",y,"=",x%y)</text:p>
      <text:p text:style-name="P25">print(x,"//",y,"=",x//y)</text:p>
      <text:p text:style-name="P25">print(x,"**",y,"=",x**y)</text:p>
      <text:p text:style-name="P25"/>
      <text:p text:style-name="P37">OUTPUT:</text:p>
      <text:p text:style-name="P32">enter a number:8</text:p>
      <text:p text:style-name="P32">enter another number:6</text:p>
      <text:p text:style-name="P32">(8, '+', 6, '=', 14)</text:p>
      <text:p text:style-name="P32">(8, '-', 6, '=', 2)</text:p>
      <text:p text:style-name="P32">(8, '*', 6, '=', 48)</text:p>
      <text:p text:style-name="P32">(8, '/', 6, '=', 1)</text:p>
      <text:p text:style-name="P32">(8, '%', 6, '=', 2)</text:p>
      <text:p text:style-name="P32">(8, '//', 6, '=', 1)</text:p>
      <text:p text:style-name="P32">(8, '**', 6, '=', 262144)</text:p>
      <text:p text:style-name="P32"/>
      <text:p text:style-name="P41">PROGRAM 5</text:p>
      <text:p text:style-name="P4"><text:span text:style-name="T10">#</text:span><text:span text:style-name="T16">Program of conditions</text:span></text:p>
      <text:p text:style-name="P26">x=int(input("enter value of x:"))</text:p>
      <text:p text:style-name="P26">if(x%2==0):</text:p>
      <text:p text:style-name="P26"><text:s/><text:tab/>print("even")</text:p>
      <text:p text:style-name="P26">else:</text:p>
      <text:p text:style-name="P26"><text:s/><text:tab/>print("odd")</text:p>
      <text:p text:style-name="P26"/>
      <text:p text:style-name="P26"><text:soft-page-break/>#find greatest of two numbers</text:p>
      <text:p text:style-name="P26">a=int(input("enter value of a:"))</text:p>
      <text:p text:style-name="P26">b=int(input("enter value of b:"))</text:p>
      <text:p text:style-name="P26">if(a&gt;b):</text:p>
      <text:p text:style-name="P26"><text:tab/>print("a is greater than b")</text:p>
      <text:p text:style-name="P26">else:</text:p>
      <text:p text:style-name="P26"><text:tab/>print("b is greater than a")</text:p>
      <text:p text:style-name="P26">if(x%2):</text:p>
      <text:p text:style-name="P26"><text:s/><text:tab/>print("even")</text:p>
      <text:p text:style-name="P26">#find greatest of two numbers</text:p>
      <text:p text:style-name="P26">a=int(input("enter value of a:"))</text:p>
      <text:p text:style-name="P26">b=int(input("enter value of b:"))</text:p>
      <text:p text:style-name="P26">if(a&gt;b):</text:p>
      <text:p text:style-name="P26"><text:tab/>print("a is greater than b")</text:p>
      <text:p text:style-name="P26">else:</text:p>
      <text:p text:style-name="P26"><text:tab/>print("b is greater than a")</text:p>
      <text:p text:style-name="P38">OUTPUT:</text:p>
      <text:p text:style-name="P26">enter value of x:6</text:p>
      <text:p text:style-name="P26">even</text:p>
      <text:p text:style-name="P26">enter value of a:7</text:p>
      <text:p text:style-name="P26">enter value of b:8</text:p>
      <text:p text:style-name="P26">b is greater than a</text:p>
      <text:p text:style-name="P48"/>
      <text:p text:style-name="P42">PROGRAM 6</text:p>
      <text:p text:style-name="P46">#Program for loop</text:p>
      <text:p text:style-name="P46">i=1</text:p>
      <text:p text:style-name="P46">while i&lt;=10:</text:p>
      <text:p text:style-name="P46"><text:tab/>print(i)</text:p>
      <text:p text:style-name="P46"><text:tab/>i=i+1</text:p>
      <text:p text:style-name="P46"/>
      <text:p text:style-name="P39">OUTPUT:</text:p>
      <text:p text:style-name="P27">1</text:p>
      <text:p text:style-name="P27">2</text:p>
      <text:p text:style-name="P27">3</text:p>
      <text:p text:style-name="P27">4</text:p>
      <text:p text:style-name="P27">5</text:p>
      <text:p text:style-name="P27">6</text:p>
      <text:p text:style-name="P27">7</text:p>
      <text:p text:style-name="P27">8</text:p>
      <text:p text:style-name="P27">9</text:p>
      <text:p text:style-name="P27">10</text:p>
      <text:p text:style-name="P27"/>
      <text:p text:style-name="P46">PROGRAM 7</text:p>
      <text:p text:style-name="P8"><text:span text:style-name="T10">#Prog</text:span><text:span text:style-name="T15">r</text:span><text:span text:style-name="T10">am for </text:span><text:span text:style-name="T14">print name</text:span></text:p>
      <text:p text:style-name="P28">#printing name</text:p>
      <text:p text:style-name="P28">print("sandeep")</text:p>
      <text:p text:style-name="P28"/>
      <text:p text:style-name="P35">OUTPUT:</text:p>
      <text:p text:style-name="P29"><text:soft-page-break/>sandeep</text:p>
      <text:p text:style-name="P29"/>
      <text:p text:style-name="P44">PROGRAM 8</text:p>
      <text:p text:style-name="P44">#Program for grading marks</text:p>
      <text:p text:style-name="P29">a=int(input("enter value ofa:"))</text:p>
      <text:p text:style-name="P29">#checking condition</text:p>
      <text:p text:style-name="P29">if(a&gt;=90):</text:p>
      <text:p text:style-name="P29"><text:tab/>print("A")</text:p>
      <text:p text:style-name="P29">elif(a&gt;=80):</text:p>
      <text:p text:style-name="P29"><text:tab/>print("B")</text:p>
      <text:p text:style-name="P29">elif(a&gt;=70):</text:p>
      <text:p text:style-name="P29"><text:tab/>print("C")</text:p>
      <text:p text:style-name="P29">elif(a&gt;=50):</text:p>
      <text:p text:style-name="P29"><text:tab/>print("D")</text:p>
      <text:p text:style-name="P29">else:</text:p>
      <text:p text:style-name="P29"><text:tab/>print("fail")</text:p>
      <text:p text:style-name="P30"/>
      <text:p text:style-name="P40">OUTPUT:</text:p>
      <text:p text:style-name="P30">enter value ofa:77</text:p>
      <text:p text:style-name="P30">C</text:p>
      <text:p text:style-name="P30"/>
      <text:p text:style-name="P5">PROGRAM 9</text:p>
      <text:p text:style-name="P5">#Program for <text:span text:style-name="T20">multiplication</text:span></text:p>
      <text:p text:style-name="P9">#multiplication</text:p>
      <text:p text:style-name="P9">a=64</text:p>
      <text:p text:style-name="P9">b=8</text:p>
      <text:p text:style-name="P9">print("value of a is")</text:p>
      <text:p text:style-name="P9">print(a)</text:p>
      <text:p text:style-name="P9">print("value of b is")</text:p>
      <text:p text:style-name="P9">print(b)</text:p>
      <text:p text:style-name="P9">c=a*b</text:p>
      <text:p text:style-name="P9">print("value of c is",c)</text:p>
      <text:p text:style-name="P9"/>
      <text:p text:style-name="P3">OUTPUT:</text:p>
      <text:p text:style-name="P6">value of a is</text:p>
      <text:p text:style-name="P6">64</text:p>
      <text:p text:style-name="P6">value of b is</text:p>
      <text:p text:style-name="P6">8</text:p>
      <text:p text:style-name="P6">('value of c is', 512)</text:p>
      <text:p text:style-name="P50"/>
      <text:p text:style-name="P43">PROGRAM 10</text:p>
      <text:p text:style-name="P43">#Program for division</text:p>
      <text:p text:style-name="P43">#Division</text:p>
      <text:p text:style-name="P43">#Printing values</text:p>
      <text:p text:style-name="P31">a=24</text:p>
      <text:p text:style-name="P31">b=6</text:p>
      <text:p text:style-name="P31">c=a/b</text:p>
      <text:p text:style-name="P31">print(a)</text:p>
      <text:p text:style-name="P31">print(b)</text:p>
      <text:p text:style-name="P31">print("Division of",a,"and",b, "is",c)</text:p>
      <text:p text:style-name="P31"/>
      <text:p text:style-name="P36">OUTPUT:</text:p>
      <text:p text:style-name="P31">24</text:p>
      <text:p text:style-name="P31">6</text:p>
      <text:p text:style-name="P31">('Division of', 24, 'and', 6, 'is', 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2f688"/>
    </style:style>
    <style:style style:name="MT1" style:family="text">
      <style:text-properties officeooo:rsid="00003cfe"/>
    </style:style>
    <style:style style:name="MT2" style:family="text">
      <style:text-properties fo:font-size="18pt" officeooo:rsid="00003cfe" style:font-size-asian="18pt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 text:c="117"/></text:span><text:span text:style-name="MT2">SANDEEP </text:span><text:span text:style-name="MT1"><text:s text:c="208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3:12:10.367648235</meta:creation-date>
    <meta:print-date>2018-09-26T13:37:22.651254752</meta:print-date>
    <dc:date>2018-09-27T10:59:14.253401662</dc:date>
    <meta:editing-duration>PT19M9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5" meta:paragraph-count="179" meta:word-count="400" meta:character-count="2899" meta:non-whitespace-character-count="2330"/>
  </office:meta>
</office:document-meta>
</file>